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7458" officeooo:paragraph-rsid="00087458"/>
    </style:style>
    <style:style style:name="P2" style:family="paragraph" style:parent-style-name="Standard">
      <style:text-properties fo:font-weight="bold" officeooo:rsid="00087458" officeooo:paragraph-rsid="0008745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87458" officeooo:paragraph-rsid="00087458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08d94f" officeooo:paragraph-rsid="0008d94f"/>
    </style:style>
    <style:style style:name="P5" style:family="paragraph" style:parent-style-name="Standard">
      <style:paragraph-properties fo:text-align="center" style:justify-single-word="false"/>
      <style:text-properties fo:font-size="44pt" fo:font-weight="bold" officeooo:rsid="00087458" officeooo:paragraph-rsid="00087458" style:font-size-asian="44pt" style:font-weight-asian="bold" style:font-size-complex="4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87458" officeooo:paragraph-rsid="00087458" style:font-size-asian="14pt" style:font-weight-asian="bold" style:font-size-complex="14pt" style:font-weight-complex="bold"/>
    </style:style>
    <style:style style:name="P7" style:family="paragraph" style:parent-style-name="Footer">
      <style:text-properties officeooo:rsid="0008d94f" officeooo:paragraph-rsid="0008d94f"/>
    </style:style>
    <style:style style:name="T1" style:family="text">
      <style:text-properties style:text-position="super 58%"/>
    </style:style>
    <style:style style:name="T2" style:family="text">
      <style:text-properties officeooo:rsid="0008d9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Pouvoir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Prénom et nom :</text:p>
      <text:p text:style-name="P2"/>
      <text:p text:style-name="P2">Adresse :</text:p>
      <text:p text:style-name="P1"/>
      <text:p text:style-name="P1"/>
      <text:p text:style-name="P1"/>
      <text:p text:style-name="P1">Donne pouvoir à ……………………………………de me représenter à l’Assemblée Générale ordinaire de l’association A3C <text:span text:style-name="T2">presqu’île </text:span>qui à lieu le samedi 1<text:span text:style-name="T1">er</text:span> juin <text:span text:style-name="T2">à 10h à ……………………….</text:span></text:p>
      <text:p text:style-name="P4">et lui donne pouvoir pour toutes décisions prise ou à prendre.</text:p>
      <text:p text:style-name="P4"/>
      <text:p text:style-name="P4"/>
      <text:p text:style-name="P4">Fait à :</text:p>
      <text:p text:style-name="P4"/>
      <text:p text:style-name="P4">le : </text:p>
      <text:p text:style-name="P4"/>
      <text:p text:style-name="P4"/>
      <text:p text:style-name="P4">Signature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fo:font-weight="bold" officeooo:rsid="00087458" officeooo:paragraph-rsid="00087458" style:font-size-asian="14pt" style:font-weight-asian="bold" style:font-size-complex="14pt" style:font-weight-complex="bold"/>
    </style:style>
    <style:style style:name="MP2" style:family="paragraph" style:parent-style-name="Footer">
      <style:text-properties officeooo:rsid="0008d94f" officeooo:paragraph-rsid="0008d9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ssociation de Concept Culinaire Créatif (A3C) de la presqu’île de Guérande</text:p>
      </style:header>
      <style:footer>
        <text:p text:style-name="MP2">A3C presqu’île</text:p>
        <text:p text:style-name="MP2">1 rue du Languernais</text:p>
        <text:p text:style-name="MP2">44350 St Molf</text:p>
        <text:p text:style-name="MP2">Tél : 06.71.28.39.3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4:47:57.758500496</meta:creation-date>
    <meta:print-date>2019-05-13T15:12:01.251943166</meta:print-date>
    <dc:date>2019-05-13T15:13:50.716596795</dc:date>
    <meta:editing-duration>PT4M52S</meta:editing-duration>
    <meta:editing-cycles>1</meta:editing-cycles>
    <meta:document-statistic meta:table-count="0" meta:image-count="0" meta:object-count="0" meta:page-count="1" meta:paragraph-count="13" meta:word-count="73" meta:character-count="421" meta:non-whitespace-character-count="359"/>
    <meta:generator>LibreOffice/6.0.7.3$Linux_X86_64 LibreOffice_project/00m0$Build-3</meta:generator>
  </office:meta>
</office:document-meta>
</file>